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LRU Algorithm Basics</text:span></text:h>
      <text:list xml:id="list3449086013" text:style-name="L1">
        <text:list-item>
          <text:p text:style-name="P3"><text:span text:style-name="Strong_20_Emphasis">LRU</text:span> stands for <text:span text:style-name="Strong_20_Emphasis">Least Recently Used</text:span>.</text:p>
        </text:list-item>
        <text:list-item>
          <text:p text:style-name="P3">Idea: When a new page comes and memory is full, <text:span text:style-name="Strong_20_Emphasis">replace the page that has not been used for the longest time</text:span>.</text:p>
        </text:list-item>
        <text:list-item>
          <text:p text:style-name="P3">Based on <text:span text:style-name="Strong_20_Emphasis">locality of reference</text:span>: pages recently used are likely to be used again soon.</text:p>
        </text:list-item>
      </text:list>
      <text:p text:style-name="Horizontal_20_Line"/>
      <text:p text:style-name="Text_20_body"><text:span text:style-name="Strong_20_Emphasis">Problem:</text:span></text:p>
      <text:list xml:id="list3370122121" text:style-name="L3">
        <text:list-item>
          <text:p text:style-name="P5">Page reference string:<text:line-break/><text:span text:style-name="Source_20_Text">7, 0, 1, 2, 0, 3, 0, 4, 2, 3, 0, 3, 2</text:span></text:p>
        </text:list-item>
        <text:list-item>
          <text:p text:style-name="P5">Number of page slots: 4</text:p>
        </text:list-item>
        <text:list-item>
          <text:p text:style-name="P5">Initially all slots are empty → page faults occur when a page is loaded into an empty slot.</text:p>
        </text:list-item>
      </text:list>
      <text:p text:style-name="Horizontal_20_Line"/>
      <text:h text:style-name="Heading_20_3" text:outline-level="3"><text:span text:style-name="Strong_20_Emphasis">Step 1: Load initial pages</text:span></text:h>
      <text:p text:style-name="P1"><text:span text:style-name="Source_20_Text">+-----------+----------------+------------+---------------------------+</text:span></text:p>
      <text:p text:style-name="P1"><text:span text:style-name="Source_20_Text">| Reference | Memory State <text:s text:c="2"/>| Page Fault | Explanation <text:s text:c="14"/>|</text:span></text:p>
      <text:p text:style-name="P1"><text:span text:style-name="Source_20_Text">+-----------+----------------+------------+---------------------------+</text:span></text:p>
      <text:p text:style-name="P1"><text:span text:style-name="Source_20_Text">| 7 <text:s text:c="8"/>| 7 <text:s text:c="13"/>| Yes <text:s text:c="7"/>| Slot empty, load 7 <text:s text:c="7"/>|</text:span></text:p>
      <text:p text:style-name="P1"><text:span text:style-name="Source_20_Text">| 0 <text:s text:c="8"/>| 7 0 <text:s text:c="11"/>| Yes <text:s text:c="7"/>| Slot empty, load 0 <text:s text:c="7"/>|</text:span></text:p>
      <text:p text:style-name="P1"><text:span text:style-name="Source_20_Text">| 1 <text:s text:c="8"/>| 7 0 1 <text:s text:c="9"/>| Yes <text:s text:c="7"/>| Slot empty, load 1 <text:s text:c="7"/>|</text:span></text:p>
      <text:p text:style-name="P1"><text:span text:style-name="Source_20_Text">| 2 <text:s text:c="8"/>| 7 0 1 2 <text:s text:c="7"/>| Yes <text:s text:c="7"/>| Slot empty, load 2 <text:s text:c="7"/>|</text:span></text:p>
      <text:p text:style-name="P2"><text:span text:style-name="Source_20_Text">+-----------+----------------+------------+---------------------------+</text:span></text:p>
      <text:p text:style-name="Text_20_body">✅ <text:span text:style-name="Strong_20_Emphasis">Page faults so far:</text:span> 4</text:p>
      <text:p text:style-name="Horizontal_20_Line"/>
      <text:h text:style-name="Heading_20_3" text:outline-level="3"><text:span text:style-name="Strong_20_Emphasis">Step 2: Reference 0</text:span></text:h>
      <text:p text:style-name="P1"><text:span text:style-name="Source_20_Text">+-----------+----------------+------------+---------------------------+</text:span></text:p>
      <text:p text:style-name="P1"><text:span text:style-name="Source_20_Text">| Reference | Memory State <text:s text:c="2"/>| Page Fault | Explanation <text:s text:c="14"/>|</text:span></text:p>
      <text:p text:style-name="P1"><text:span text:style-name="Source_20_Text">+-----------+----------------+------------+---------------------------+</text:span></text:p>
      <text:p text:style-name="P1"><text:span text:style-name="Source_20_Text">| 0 <text:s text:c="8"/>| 7 0 1 2 <text:s text:c="7"/>| No <text:s text:c="8"/>| 0 is already in memory <text:s text:c="3"/>|</text:span></text:p>
      <text:p text:style-name="P2"><text:span text:style-name="Source_20_Text">+-----------+----------------+------------+---------------------------+</text:span></text:p>
      <text:p text:style-name="Horizontal_20_Line"/>
      <text:h text:style-name="Heading_20_3" text:outline-level="3"><text:span text:style-name="Strong_20_Emphasis">Step 3: Reference 3</text:span></text:h>
      <text:p text:style-name="P1"><text:span text:style-name="Source_20_Text">+-----------+----------------+------------+---------------------------+</text:span></text:p>
      <text:p text:style-name="P1"><text:span text:style-name="Source_20_Text">| Reference | Memory State <text:s text:c="2"/>| Page Fault | Explanation <text:s text:c="14"/>|</text:span></text:p>
      <text:p text:style-name="P1"><text:span text:style-name="Source_20_Text">+-----------+----------------+------------+---------------------------+</text:span></text:p>
      <text:p text:style-name="P1"><text:span text:style-name="Source_20_Text">| 3 <text:s text:c="8"/>| 3 0 1 2 <text:s text:c="7"/>| Yes <text:s text:c="7"/>| Memory full. Replace LRU 7 |</text:span></text:p>
      <text:p text:style-name="P2"><text:span text:style-name="Source_20_Text">+-----------+----------------+------------+---------------------------+</text:span></text:p>
      <text:list xml:id="list3343562074" text:style-name="L4">
        <text:list-item>
          <text:p text:style-name="P6">Pages used recently: <text:span text:style-name="Source_20_Text">0,1,2</text:span> → 7 is least recently used → replaced.</text:p>
        </text:list-item>
      </text:list>
      <text:p text:style-name="Text_20_body">✅ <text:span text:style-name="Strong_20_Emphasis">Page faults so far:</text:span> 5</text:p>
      <text:p text:style-name="Horizontal_20_Line"/>
      <text:h text:style-name="Heading_20_3" text:outline-level="3"><text:soft-page-break/><text:span text:style-name="Strong_20_Emphasis">Step 4: Reference 0</text:span></text:h>
      <text:p text:style-name="P1"><text:span text:style-name="Source_20_Text">+-----------+----------------+------------+---------------------------+</text:span></text:p>
      <text:p text:style-name="P1"><text:span text:style-name="Source_20_Text">| Reference | Memory State <text:s text:c="2"/>| Page Fault | Explanation <text:s text:c="14"/>|</text:span></text:p>
      <text:p text:style-name="P1"><text:span text:style-name="Source_20_Text">+-----------+----------------+------------+---------------------------+</text:span></text:p>
      <text:p text:style-name="P1"><text:span text:style-name="Source_20_Text">| 0 <text:s text:c="8"/>| 3 0 1 2 <text:s text:c="7"/>| No <text:s text:c="8"/>| 0 is already in memory <text:s text:c="3"/>|</text:span></text:p>
      <text:p text:style-name="P2"><text:span text:style-name="Source_20_Text">+-----------+----------------+------------+---------------------------+</text:span></text:p>
      <text:p text:style-name="Horizontal_20_Line"/>
      <text:h text:style-name="Heading_20_3" text:outline-level="3"><text:span text:style-name="Strong_20_Emphasis">Step 5: Reference 4</text:span></text:h>
      <text:p text:style-name="P1"><text:span text:style-name="Source_20_Text">+-----------+----------------+------------+---------------------------+</text:span></text:p>
      <text:p text:style-name="P1"><text:span text:style-name="Source_20_Text">| Reference | Memory State <text:s text:c="2"/>| Page Fault | Explanation <text:s text:c="14"/>|</text:span></text:p>
      <text:p text:style-name="P1"><text:span text:style-name="Source_20_Text">+-----------+----------------+------------+---------------------------+</text:span></text:p>
      <text:p text:style-name="P1"><text:span text:style-name="Source_20_Text">| 4 <text:s text:c="8"/>| 3 0 4 2 <text:s text:c="7"/>| Yes <text:s text:c="7"/>| Memory full. Replace LRU 1 |</text:span></text:p>
      <text:p text:style-name="P2"><text:span text:style-name="Source_20_Text">+-----------+----------------+------------+---------------------------+</text:span></text:p>
      <text:list xml:id="list80258128" text:style-name="L5">
        <text:list-item>
          <text:p text:style-name="P7">Currently used pages: <text:span text:style-name="Source_20_Text">3,0,2</text:span> → 1 is least recently used → replaced by 4</text:p>
        </text:list-item>
      </text:list>
      <text:p text:style-name="Text_20_body">✅ <text:span text:style-name="Strong_20_Emphasis">Page faults so far:</text:span> 6</text:p>
      <text:p text:style-name="Horizontal_20_Line"/>
      <text:h text:style-name="Heading_20_3" text:outline-level="3"><text:span text:style-name="Strong_20_Emphasis">Step 6: Reference 2</text:span></text:h>
      <text:p text:style-name="P1"><text:span text:style-name="Source_20_Text">+-----------+----------------+------------+---------------------------+</text:span></text:p>
      <text:p text:style-name="P1"><text:span text:style-name="Source_20_Text">| Reference | Memory State <text:s text:c="2"/>| Page Fault | Explanation <text:s text:c="14"/>|</text:span></text:p>
      <text:p text:style-name="P1"><text:span text:style-name="Source_20_Text">+-----------+----------------+------------+---------------------------+</text:span></text:p>
      <text:p text:style-name="P1"><text:span text:style-name="Source_20_Text">| 2 <text:s text:c="8"/>| 3 0 4 2 <text:s text:c="7"/>| No <text:s text:c="8"/>| 2 is already in memory <text:s text:c="3"/>|</text:span></text:p>
      <text:p text:style-name="P2"><text:span text:style-name="Source_20_Text">+-----------+----------------+------------+---------------------------+</text:span></text:p>
      <text:p text:style-name="Horizontal_20_Line"/>
      <text:h text:style-name="Heading_20_3" text:outline-level="3"><text:span text:style-name="Strong_20_Emphasis">Step 7: Reference 3</text:span></text:h>
      <text:p text:style-name="P1"><text:span text:style-name="Source_20_Text">+-----------+----------------+------------+---------------------------+</text:span></text:p>
      <text:p text:style-name="P1"><text:span text:style-name="Source_20_Text">| Reference | Memory State <text:s text:c="2"/>| Page Fault | Explanation <text:s text:c="14"/>|</text:span></text:p>
      <text:p text:style-name="P1"><text:span text:style-name="Source_20_Text">+-----------+----------------+------------+---------------------------+</text:span></text:p>
      <text:p text:style-name="P1"><text:span text:style-name="Source_20_Text">| 3 <text:s text:c="8"/>| 3 0 4 2 <text:s text:c="7"/>| No <text:s text:c="8"/>| 3 is already in memory <text:s text:c="3"/>|</text:span></text:p>
      <text:p text:style-name="P2"><text:span text:style-name="Source_20_Text">+-----------+----------------+------------+---------------------------+</text:span></text:p>
      <text:p text:style-name="Horizontal_20_Line"/>
      <text:h text:style-name="Heading_20_3" text:outline-level="3"><text:span text:style-name="Strong_20_Emphasis">Step 8: Reference 0</text:span></text:h>
      <text:p text:style-name="P1"><text:span text:style-name="Source_20_Text">+-----------+----------------+------------+---------------------------+</text:span></text:p>
      <text:p text:style-name="P1"><text:span text:style-name="Source_20_Text">| Reference | Memory State <text:s text:c="2"/>| Page Fault | Explanation <text:s text:c="14"/>|</text:span></text:p>
      <text:p text:style-name="P1"><text:span text:style-name="Source_20_Text">+-----------+----------------+------------+---------------------------+</text:span></text:p>
      <text:p text:style-name="P1"><text:span text:style-name="Source_20_Text">| 0 <text:s text:c="8"/>| 3 0 4 2 <text:s text:c="7"/>| No <text:s text:c="8"/>| 0 is already in memory <text:s text:c="3"/>|</text:span></text:p>
      <text:p text:style-name="P2"><text:span text:style-name="Source_20_Text">+-----------+----------------+------------+---------------------------+</text:span></text:p>
      <text:p text:style-name="Horizontal_20_Line"/>
      <text:h text:style-name="Heading_20_3" text:outline-level="3"><text:soft-page-break/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>Step 9: Reference 3</text:span></text:h>
      <text:p text:style-name="P1"><text:span text:style-name="Source_20_Text">+-----------+----------------+------------+---------------------------+</text:span></text:p>
      <text:p text:style-name="P1"><text:span text:style-name="Source_20_Text">| Reference | Memory State <text:s text:c="2"/>| Page Fault | Explanation <text:s text:c="14"/>|</text:span></text:p>
      <text:p text:style-name="P1"><text:span text:style-name="Source_20_Text">+-----------+----------------+------------+---------------------------+</text:span></text:p>
      <text:p text:style-name="P1"><text:span text:style-name="Source_20_Text">| 3 <text:s text:c="8"/>| 3 0 4 2 <text:s text:c="7"/>| No <text:s text:c="8"/>| 3 is already in memory <text:s text:c="3"/>|</text:span></text:p>
      <text:p text:style-name="P2"><text:span text:style-name="Source_20_Text">+-----------+----------------+------------+---------------------------+</text:span></text:p>
      <text:p text:style-name="Horizontal_20_Line"/>
      <text:h text:style-name="Heading_20_3" text:outline-level="3"><text:span text:style-name="Strong_20_Emphasis">Step 10: Reference 2</text:span></text:h>
      <text:p text:style-name="P1"><text:span text:style-name="Source_20_Text">+-----------+----------------+------------+---------------------------+</text:span></text:p>
      <text:p text:style-name="P1"><text:span text:style-name="Source_20_Text">| Reference | Memory State <text:s text:c="2"/>| Page Fault | Explanation <text:s text:c="14"/>|</text:span></text:p>
      <text:p text:style-name="P1"><text:span text:style-name="Source_20_Text">+-----------+----------------+------------+---------------------------+</text:span></text:p>
      <text:p text:style-name="P1"><text:span text:style-name="Source_20_Text">| 2 <text:s text:c="8"/>| 3 0 4 2 <text:s text:c="7"/>| No <text:s text:c="8"/>| 2 is already in memory <text:s text:c="3"/>|</text:span></text:p>
      <text:p text:style-name="P2"><text:span text:style-name="Source_20_Text">+-----------+----------------+------------+---------------------------+</text:span></text:p>
      <text:p text:style-name="Horizontal_20_Line"/>
      <text:h text:style-name="Heading_20_3" text:outline-level="3"><text:span text:style-name="Strong_20_Emphasis">✅ Summary</text:span></text:h>
      <text:list xml:id="list4128223268" text:style-name="L6">
        <text:list-item>
          <text:p text:style-name="P8"><text:span text:style-name="Strong_20_Emphasis">Total Page Faults:</text:span> 6</text:p>
        </text:list-item>
        <text:list-item>
          <text:p text:style-name="P8"><text:span text:style-name="Strong_20_Emphasis">Final Memory State:</text:span> <text:span text:style-name="Source_20_Text">[3, 0, 4, 2]</text:span></text:p>
        </text:list-item>
        <text:list-item>
          <text:p text:style-name="P8"><text:span text:style-name="Strong_20_Emphasis">Sequence of page faults:</text:span> <text:span text:style-name="Source_20_Text">7, 0, 1, 2, 3, 4</text:span></text:p>
        </text:list-item>
      </text:list>
      <text:p text:style-name="Horizontal_20_Line"/>
      <text:h text:style-name="Heading_20_3" text:outline-level="3"><text:span text:style-name="Strong_20_Emphasis">Key Points</text:span></text:h>
      <text:list xml:id="list309212573" text:style-name="L7">
        <text:list-item>
          <text:p text:style-name="P9">First 4 pages → <text:span text:style-name="Strong_20_Emphasis">always page faults</text:span> (slots empty).</text:p>
        </text:list-item>
        <text:list-item>
          <text:p text:style-name="P9">Memory full → use <text:span text:style-name="Strong_20_Emphasis">LRU policy</text:span>: replace the page <text:span text:style-name="Strong_20_Emphasis">least recently used</text:span>.</text:p>
        </text:list-item>
        <text:list-item>
          <text:p text:style-name="P9">If page is already in memory → <text:span text:style-name="Strong_20_Emphasis">no page fault</text:span>.</text:p>
        </text:list-item>
        <text:list-item>
          <text:p text:style-name="P9">Keep track of <text:span text:style-name="Strong_20_Emphasis">usage order</text:span> to decide which page to replace next.</text:p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10:47:34.454297725</meta:creation-date>
    <dc:date>2025-11-18T10:49:44.416216242</dc:date>
    <meta:editing-duration>PT2M10S</meta:editing-duration>
    <meta:editing-cycles>1</meta:editing-cycles>
    <meta:document-statistic meta:table-count="0" meta:image-count="0" meta:object-count="0" meta:page-count="3" meta:paragraph-count="85" meta:word-count="712" meta:character-count="4953" meta:non-whitespace-character-count="3947"/>
    <meta:generator>LibreOffice/7.3.7.2$Linux_X86_64 LibreOffice_project/30$Build-2</meta:generator>
  </office:meta>
</office:document-meta>
</file>